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8.84mm"/>
    </style:style>
    <style:style style:name="co4" style:family="table-column">
      <style:table-column-properties fo:break-before="auto" style:column-width="35.9mm"/>
    </style:style>
    <style:style style:name="co5" style:family="table-column">
      <style:table-column-properties fo:break-before="auto" style:column-width="47.17mm"/>
    </style:style>
    <style:style style:name="co6" style:family="table-column">
      <style:table-column-properties fo:break-before="auto" style:column-width="32.98mm"/>
    </style:style>
    <style:style style:name="co7" style:family="table-column">
      <style:table-column-properties fo:break-before="auto" style:column-width="44.6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2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5" style:family="table-cell" style:parent-style-name="Default" style:data-style-name="N112">
      <style:table-cell-properties fo:background-color="#0000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000000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000000"/>
      <style:text-properties style:font-name="Arial" style:font-name-asian="Microsoft YaHei" style:font-name-complex="Arial Unicode MS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style:font-name="Arial" style:font-name-asian="Microsoft YaHei" style:font-name-complex="Arial Unicode MS"/>
    </style:style>
    <style:style style:name="ce13" style:family="table-cell" style:parent-style-name="Default" style:data-style-name="N109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table:formula="of:=0.85/100/1000" office:value-type="float" office:value="0.0000085" calcext:value-type="float">
            <text:p>0,0000085</text:p>
          </table:table-cell>
          <table:table-cell table:style-name="ce2" office:value-type="float" office:value="7" calcext:value-type="float">
            <text:p>7</text:p>
          </table:table-cell>
          <table:table-cell table:style-name="ce1" table:formula="of:=[.B1]*9.80665*809.5/1000*0.2" office:value-type="float" office:value="11.113876445" calcext:value-type="float">
            <text:p>11,113876445</text:p>
          </table:table-cell>
          <table:table-cell/>
          <table:table-cell table:style-name="ce2" table:formula="of:=[.A1]*[.C1]" office:value-type="float" office:value="0.0000944679497825" calcext:value-type="float">
            <text:p>9,44679497825E-05</text:p>
          </table:table-cell>
          <table:table-cell table:style-name="ce1" office:value-type="string" calcext:value-type="string">
            <text:p>Средний x*y</text:p>
          </table:table-cell>
          <table:table-cell table:style-name="ce10" table:formula="of:=SUM([.E1:.E7])/7" office:value-type="float" office:value="0.0058465114073435" calcext:value-type="float">
            <text:p>0,0058465114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table:formula="of:=1.86/100/1000" office:value-type="float" office:value="0.0000186" calcext:value-type="float">
            <text:p>0,0000186</text:p>
          </table:table-cell>
          <table:table-cell table:style-name="ce2" office:value-type="float" office:value="15" calcext:value-type="float">
            <text:p>15</text:p>
          </table:table-cell>
          <table:table-cell table:style-name="ce1" table:formula="of:=[.B2]*9.80665*809.5/1000*0.2" office:value-type="float" office:value="23.815449525" calcext:value-type="float">
            <text:p>23,815449525</text:p>
          </table:table-cell>
          <table:table-cell/>
          <table:table-cell table:style-name="ce2" table:formula="of:=[.A2]*[.C2]" office:value-type="float" office:value="0.000442967361165" calcext:value-type="float">
            <text:p>0,0004429674</text:p>
          </table:table-cell>
          <table:table-cell table:style-name="ce1" office:value-type="string" calcext:value-type="string">
            <text:p>Средний x</text:p>
          </table:table-cell>
          <table:table-cell table:style-name="ce1" table:formula="of:=SUM([.A1:.A7])/7" office:value-type="float" office:value="0.0000550285714285714" calcext:value-type="float">
            <text:p>5,50285714285714E-05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table:formula="of:=3.04/100/1000" office:value-type="float" office:value="0.0000304" calcext:value-type="float">
            <text:p>0,0000304</text:p>
          </table:table-cell>
          <table:table-cell table:style-name="ce2" office:value-type="float" office:value="24" calcext:value-type="float">
            <text:p>24</text:p>
          </table:table-cell>
          <table:table-cell table:style-name="ce1" table:formula="of:=[.B3]*9.80665*809.5/1000*0.2" office:value-type="float" office:value="38.10471924" calcext:value-type="float">
            <text:p>38,10471924</text:p>
          </table:table-cell>
          <table:table-cell/>
          <table:table-cell table:style-name="ce2" table:formula="of:=[.A3]*[.C3]" office:value-type="float" office:value="0.001158383464896" calcext:value-type="float">
            <text:p>0,0011583835</text:p>
          </table:table-cell>
          <table:table-cell table:style-name="ce1" office:value-type="string" calcext:value-type="string">
            <text:p>Средний у</text:p>
          </table:table-cell>
          <table:table-cell table:style-name="ce11" table:formula="of:=SUM([.C1:.C7])/7" office:value-type="float" office:value="75.075369455" calcext:value-type="float">
            <text:p>75,075369455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table:formula="of:=5.5/100/1000" office:value-type="float" office:value="0.000055" calcext:value-type="float">
            <text:p>0,000055</text:p>
          </table:table-cell>
          <table:table-cell table:style-name="ce2" office:value-type="float" office:value="44" calcext:value-type="float">
            <text:p>44</text:p>
          </table:table-cell>
          <table:table-cell table:style-name="ce1" table:formula="of:=[.B4]*9.80665*809.5/1000*0.2" office:value-type="float" office:value="69.85865194" calcext:value-type="float">
            <text:p>69,85865194</text:p>
          </table:table-cell>
          <table:table-cell/>
          <table:table-cell table:style-name="ce2" table:formula="of:=[.A4]*[.C4]" office:value-type="float" office:value="0.0038422258567" calcext:value-type="float">
            <text:p>0,0038422259</text:p>
          </table:table-cell>
          <table:table-cell table:style-name="ce1" office:value-type="string" calcext:value-type="string">
            <text:p>средний y^2</text:p>
          </table:table-cell>
          <table:table-cell table:style-name="ce12" table:formula="of:=SUM([.C10:.C16])/7" office:value-type="float" office:value="8224.58689040089" calcext:value-type="float">
            <text:p>8224,5868904009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table:formula="of:=7.88/100/1000" office:value-type="float" office:value="0.0000788" calcext:value-type="float">
            <text:p>0,0000788</text:p>
          </table:table-cell>
          <table:table-cell table:style-name="ce2" office:value-type="float" office:value="63" calcext:value-type="float">
            <text:p>63</text:p>
          </table:table-cell>
          <table:table-cell table:style-name="ce1" table:formula="of:=[.B5]*9.80665*809.5/1000*0.2" office:value-type="float" office:value="100.024888005" calcext:value-type="float">
            <text:p>100,024888005</text:p>
          </table:table-cell>
          <table:table-cell/>
          <table:table-cell table:style-name="ce2" table:formula="of:=[.A5]*[.C5]" office:value-type="float" office:value="0.007881961174794" calcext:value-type="float">
            <text:p>0,0078819612</text:p>
          </table:table-cell>
          <table:table-cell table:style-name="ce1" office:value-type="string" calcext:value-type="string">
            <text:p>Средний x^2</text:p>
          </table:table-cell>
          <table:table-cell table:style-name="ce13" table:formula="of:=SUM([.A10:.A16])/7" office:value-type="float" office:value="0.00000000419914571428571" calcext:value-type="float">
            <text:p>0,0000000041991457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 table:formula="of:=9.39/100/1000" office:value-type="float" office:value="0.0000939" calcext:value-type="float">
            <text:p>0,0000939</text:p>
          </table:table-cell>
          <table:table-cell table:style-name="ce2" office:value-type="float" office:value="78" calcext:value-type="float">
            <text:p>78</text:p>
          </table:table-cell>
          <table:table-cell table:style-name="ce1" table:formula="of:=[.B6]*9.80665*809.5/1000*0.2" office:value-type="float" office:value="123.84033753" calcext:value-type="float">
            <text:p>123,84033753</text:p>
          </table:table-cell>
          <table:table-cell/>
          <table:table-cell table:style-name="ce2" table:formula="of:=[.A6]*[.C6]" office:value-type="float" office:value="0.011628607694067" calcext:value-type="float">
            <text:p>0,0116286077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formula="of:=10/100/1000"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table:style-name="ce1" table:formula="of:=[.B7]*9.80665*809.5/1000*0.2" office:value-type="float" office:value="158.7696635" calcext:value-type="float">
            <text:p>158,7696635</text:p>
          </table:table-cell>
          <table:table-cell table:style-name="ce2"/>
          <table:table-cell table:style-name="ce2" table:formula="of:=[.A7]*[.C7]" office:value-type="float" office:value="0.01587696635" calcext:value-type="float">
            <text:p>0,0158769664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X(Q, м^3/c)</text:p>
          </table:table-cell>
          <table:table-cell table:style-name="ce2" office:value-type="string" calcext:value-type="string">
            <text:p>Y(P, дел)</text:p>
          </table:table-cell>
          <table:table-cell table:style-name="ce2" office:value-type="string" calcext:value-type="string">
            <text:p>Y(P, Па)</text:p>
          </table:table-cell>
          <table:table-cell table:style-name="ce2"/>
          <table:table-cell table:style-name="ce2" office:value-type="string" calcext:value-type="string">
            <text:p>x*y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table:style-name="ce2" table:number-columns-repeated="5"/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3" table:formula="of:=[.A1]*[.A1]" office:value-type="float" office:value="0.00000000007225" calcext:value-type="float">
            <text:p>,000000000072250000</text:p>
          </table:table-cell>
          <table:table-cell table:style-name="ce2"/>
          <table:table-cell table:style-name="ce2" table:formula="of:=[.C1]*[.C1]" office:value-type="float" office:value="123.518249634726" calcext:value-type="float">
            <text:p>123,5182496347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3" table:formula="of:=[.A2]*[.A2]" office:value-type="float" office:value="0.00000000034596" calcext:value-type="float">
            <text:p>,000000000345960000</text:p>
          </table:table-cell>
          <table:table-cell table:style-name="ce2"/>
          <table:table-cell table:style-name="ce2" table:formula="of:=[.C2]*[.C2]" office:value-type="float" office:value="567.175636077823" calcext:value-type="float">
            <text:p>567,1756360778</text:p>
          </table:table-cell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sigma_k=</text:p>
          </table:table-cell>
          <table:table-cell table:style-name="ce1" table:formula="of:=1/SQRT(6)*SQRT([.G4]/[.G5]-[.G12]*[.G12])" office:value-type="float" office:value="57889.2579835052" calcext:value-type="float">
            <text:p>57889,2579835052</text:p>
          </table:table-cell>
        </table:table-row>
        <table:table-row table:style-name="ro1">
          <table:table-cell table:style-name="ce3" table:formula="of:=[.A3]*[.A3]" office:value-type="float" office:value="0.00000000092416" calcext:value-type="float">
            <text:p>,000000000924160000</text:p>
          </table:table-cell>
          <table:table-cell table:style-name="ce2"/>
          <table:table-cell table:style-name="ce2" table:formula="of:=[.C3]*[.C3]" office:value-type="float" office:value="1451.96962835923" calcext:value-type="float">
            <text:p>1451,9696283592</text:p>
          </table:table-cell>
          <table:table-cell table:number-columns-repeated="2"/>
          <table:table-cell table:style-name="ce1" office:value-type="string" calcext:value-type="string">
            <text:p>k=</text:p>
          </table:table-cell>
          <table:table-cell table:style-name="ce1" table:formula="of:=[.G1]/[.G5]" office:value-type="float" office:value="1392309.72324998" calcext:value-type="float">
            <text:p>1392309,72324998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table:formula="of:=[.A4]*[.A4]" office:value-type="float" office:value="0.000000003025" calcext:value-type="float">
            <text:p>,000000003025000000</text:p>
          </table:table-cell>
          <table:table-cell table:style-name="ce2"/>
          <table:table-cell table:style-name="ce2" table:formula="of:=[.C4]*[.C4]" office:value-type="float" office:value="4880.23125087407" calcext:value-type="float">
            <text:p>4880,2312508741</text:p>
          </table:table-cell>
          <table:table-cell table:number-columns-repeated="5"/>
          <table:table-cell table:style-name="ce2" table:number-columns-repeated="2"/>
        </table:table-row>
        <table:table-row table:style-name="ro1">
          <table:table-cell table:style-name="ce3" table:formula="of:=[.A5]*[.A5]" office:value-type="float" office:value="0.00000000620944" calcext:value-type="float">
            <text:p>,000000006209440000</text:p>
          </table:table-cell>
          <table:table-cell table:style-name="ce2"/>
          <table:table-cell table:style-name="ce2" table:formula="of:=[.C5]*[.C5]" office:value-type="float" office:value="10004.9782204128" calcext:value-type="float">
            <text:p>10004,9782204128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3" table:formula="of:=[.A6]*[.A6]" office:value-type="float" office:value="0.00000000881721" calcext:value-type="float">
            <text:p>,000000008817210000</text:p>
          </table:table-cell>
          <table:table-cell table:style-name="ce2"/>
          <table:table-cell table:style-name="ce2" table:formula="of:=[.C6]*[.C6]" office:value-type="float" office:value="15336.4291995443" calcext:value-type="float">
            <text:p>15336,4291995443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3" table:formula="of:=[.A7]*[.A7]" office:value-type="float" office:value="0.00000001" calcext:value-type="float">
            <text:p>,000000010000000000</text:p>
          </table:table-cell>
          <table:table-cell/>
          <table:table-cell table:style-name="ce2" table:formula="of:=[.C7]*[.C7]" office:value-type="float" office:value="25207.8060479032" calcext:value-type="float">
            <text:p>25207,8060479032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X^2</text:p>
          </table:table-cell>
          <table:table-cell table:style-name="ce2"/>
          <table:table-cell table:style-name="ce2" office:value-type="string" calcext:value-type="string">
            <text:p>Y^2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Расчеты для пункта 3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Труба 2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2"/>
          <table:table-cell table:style-name="ce2" office:value-type="string" calcext:value-type="string">
            <text:p>P, дел</text:p>
          </table:table-cell>
          <table:table-cell table:style-name="ce2" office:value-type="string" calcext:value-type="string">
            <text:p>Y(P, Па)</text:p>
          </table:table-cell>
          <table:table-cell table:style-name="ce2" office:value-type="string" calcext:value-type="string">
            <text:p>r, м</text:p>
          </table:table-cell>
          <table:table-cell office:value-type="string" calcext:value-type="string">
            <text:p>r^n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4" table:formula="of:=0.03333/100/1000" office:value-type="float" office:value="0.0000003333" calcext:value-type="float">
            <text:p>0,0000003333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7" table:formula="of:=[.C22]*9.80665*809.5/1000*0.2" office:value-type="float" office:value="41.28011251" calcext:value-type="float">
            <text:p>41,28011251</text:p>
          </table:table-cell>
          <table:table-cell table:style-name="ce2" table:formula="of:=3/1000" office:value-type="float" office:value="0.003" calcext:value-type="float">
            <text:p>0,003</text:p>
          </table:table-cell>
          <table:table-cell table:style-name="ce9" table:formula="of:=8*17.6*[.A22]/(PI()* [.D22])" office:value-type="float" office:value="0.00000036186553642608" calcext:value-type="float">
            <text:p>0,0000003619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4" table:formula="of:=0.05909/100/1000" office:value-type="float" office:value="0.0000005909" calcext:value-type="float">
            <text:p>0,0000005909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7" table:formula="of:=[.C23]*9.80665*809.5/1000*0.2" office:value-type="float" office:value="85.73561829" calcext:value-type="float">
            <text:p>85,73561829</text:p>
          </table:table-cell>
          <table:table-cell table:style-name="ce2" table:formula="of:=3/1000" office:value-type="float" office:value="0.003" calcext:value-type="float">
            <text:p>0,003</text:p>
          </table:table-cell>
          <table:table-cell table:style-name="ce9" table:formula="of:=8*17.6*[.A23]/(PI()* [.D23])" office:value-type="float" office:value="0.000000308891165912616" calcext:value-type="float">
            <text:p>0,0000003089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4" table:formula="of:=0.08528/100/1000" office:value-type="float" office:value="0.0000008528" calcext:value-type="float">
            <text:p>0,0000008528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7" table:formula="of:=[.C24]*9.80665*809.5/1000*0.2" office:value-type="float" office:value="139.71730388" calcext:value-type="float">
            <text:p>139,71730388</text:p>
          </table:table-cell>
          <table:table-cell table:style-name="ce2" table:formula="of:=3/1000" office:value-type="float" office:value="0.003" calcext:value-type="float">
            <text:p>0,003</text:p>
          </table:table-cell>
          <table:table-cell table:style-name="ce9" table:formula="of:=8*17.6*[.A24]/(PI()* [.D24])" office:value-type="float" office:value="0.000000273558225120291" calcext:value-type="float">
            <text:p>0,000000273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Труба 3</text:p>
          </table:table-cell>
          <table:table-cell table:number-columns-repeated="2"/>
          <table:table-cell table:style-name="ce8"/>
          <table:table-cell/>
          <table:table-cell table:style-name="ce9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formula="of:=0.0411/100/1000" office:value-type="float" office:value="0.000000411" calcext:value-type="float">
            <text:p>0,0000004110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table:formula="of:=[.C26]*9.80665*809.5/1000*0.2" office:value-type="float" office:value="11.113876445" calcext:value-type="float">
            <text:p>11,113876445</text:p>
          </table:table-cell>
          <table:table-cell table:formula="of:=5.9/1000" office:value-type="float" office:value="0.0059" calcext:value-type="float">
            <text:p>0,0059</text:p>
          </table:table-cell>
          <table:table-cell table:style-name="ce9" table:formula="of:=8*17.6*[.A26]/(PI()* [.D26])" office:value-type="float" office:value="0.00000165740650732892" calcext:value-type="float">
            <text:p>0,000001657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formula="of:=0.098473/100/1000" office:value-type="float" office:value="0.00000098473" calcext:value-type="float">
            <text:p>0,000000984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formula="of:=[.C27]*9.80665*809.5/1000*0.2" office:value-type="float" office:value="19.05235962" calcext:value-type="float">
            <text:p>19,05235962</text:p>
          </table:table-cell>
          <table:table-cell table:formula="of:=5.9/1000" office:value-type="float" office:value="0.0059" calcext:value-type="float">
            <text:p>0,0059</text:p>
          </table:table-cell>
          <table:table-cell table:style-name="ce9" table:formula="of:=8*17.6*[.A27]/(PI()* [.D27])" office:value-type="float" office:value="0.00000231644066701825" calcext:value-type="float">
            <text:p>0,000002316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formula="of:=0.182459/100/1000" office:value-type="float" office:value="0.00000182459" calcext:value-type="float">
            <text:p>0,0000018246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formula="of:=[.C28]*9.80665*809.5/1000*0.2" office:value-type="float" office:value="87.323314925" calcext:value-type="float">
            <text:p>87,323314925</text:p>
          </table:table-cell>
          <table:table-cell table:formula="of:=5.9/1000" office:value-type="float" office:value="0.0059" calcext:value-type="float">
            <text:p>0,0059</text:p>
          </table:table-cell>
          <table:table-cell table:style-name="ce9" table:formula="of:=8*17.6*[.A28]/(PI()* [.D28])" office:value-type="float" office:value="0.000000936457039347527" calcext:value-type="float">
            <text:p>0,000000936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Ln R</text:p>
          </table:table-cell>
          <table:table-cell table:style-name="ce6" office:value-type="string" calcext:value-type="string">
            <text:p>ln R^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6" table:formula="of:=LN([.E22])" office:value-type="float" office:value="-5.80914299031403" calcext:value-type="float">
            <text:p>-5,8091429903</text:p>
          </table:table-cell>
          <table:table-cell table:style-name="ce6" table:formula="of:=LN([.F22])" office:value-type="float" office:value="-14.8319931404607" calcext:value-type="float">
            <text:p>-14,8319931405</text:p>
          </table:table-cell>
          <table:table-cell table:formula="of:=[.F30]/[.E30]" office:value-type="float" office:value="2.55321536501874" calcext:value-type="float">
            <text:p>2,55321536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6" table:formula="of:=LN([.E23])" office:value-type="float" office:value="-5.80914299031403" calcext:value-type="float">
            <text:p>-5,8091429903</text:p>
          </table:table-cell>
          <table:table-cell table:style-name="ce6" table:formula="of:=LN([.F23])" office:value-type="float" office:value="-14.9902768359656" calcext:value-type="float">
            <text:p>-14,990276836</text:p>
          </table:table-cell>
          <table:table-cell table:formula="of:=[.F31]/[.E31]" office:value-type="float" office:value="2.58046270524927" calcext:value-type="float">
            <text:p>2,580462705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6" table:formula="of:=LN([.E24])" office:value-type="float" office:value="-5.80914299031403" calcext:value-type="float">
            <text:p>-5,8091429903</text:p>
          </table:table-cell>
          <table:table-cell table:style-name="ce6" table:formula="of:=LN([.F24])" office:value-type="float" office:value="-15.1117513488196" calcext:value-type="float">
            <text:p>-15,1117513488</text:p>
          </table:table-cell>
          <table:table-cell table:formula="of:=[.F32]/[.E32]" office:value-type="float" office:value="2.60137362327222" calcext:value-type="float">
            <text:p>2,601373623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6" table:formula="of:=LN([.E26])" office:value-type="float" office:value="-5.13280292807046" calcext:value-type="float">
            <text:p>-5,1328029281</text:p>
          </table:table-cell>
          <table:table-cell table:style-name="ce6" table:formula="of:=LN([.F26])" office:value-type="float" office:value="-13.310256522312" calcext:value-type="float">
            <text:p>-13,3102565223</text:p>
          </table:table-cell>
          <table:table-cell table:formula="of:=[.F34]/[.E34]" office:value-type="float" office:value="2.59317505636548" calcext:value-type="float">
            <text:p>2,593175056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6" table:formula="of:=LN([.E27])" office:value-type="float" office:value="-5.13280292807046" calcext:value-type="float">
            <text:p>-5,1328029281</text:p>
          </table:table-cell>
          <table:table-cell table:style-name="ce6" table:formula="of:=LN([.F27])" office:value-type="float" office:value="-12.9754787456194" calcext:value-type="float">
            <text:p>-12,9754787456</text:p>
          </table:table-cell>
          <table:table-cell table:formula="of:=[.F35]/[.E35]" office:value-type="float" office:value="2.5279518671287" calcext:value-type="float">
            <text:p>2,527951867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6" table:formula="of:=LN([.E28])" office:value-type="float" office:value="-5.13280292807046" calcext:value-type="float">
            <text:p>-5,1328029281</text:p>
          </table:table-cell>
          <table:table-cell table:style-name="ce6" table:formula="of:=LN([.F28])" office:value-type="float" office:value="-13.8811621897423" calcext:value-type="float">
            <text:p>-13,8811621897</text:p>
          </table:table-cell>
          <table:table-cell table:formula="of:=[.F36]/[.E36]" office:value-type="float" office:value="2.70440193872017" calcext:value-type="float">
            <text:p>2,704401938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formula="of:=SUM([.G30:.G36])/6" office:value-type="float" office:value="2.59343009262576" calcext:value-type="float">
            <text:p>2,5934300926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средний x</text:p>
          </table:table-cell>
          <table:table-cell table:formula="of:=SUM([.E30:.E36])/6" office:value-type="float" office:value="-5.47097295919225" calcext:value-type="float">
            <text:p>-5,4709729592</text:p>
          </table:table-cell>
          <table:table-cell/>
          <table:table-cell office:value-type="string" calcext:value-type="string">
            <text:p>X*Y</text:p>
          </table:table-cell>
          <table:table-cell table:style-name="Default" office:value-type="string" calcext:value-type="string">
            <text:p>X^2</text:p>
          </table:table-cell>
          <table:table-cell office:value-type="string" calcext:value-type="string">
            <text:p>Y^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средний y </text:p>
          </table:table-cell>
          <table:table-cell table:formula="of:=SUM([.F30:.F36])/6" office:value-type="float" office:value="-14.1834864638199" calcext:value-type="float">
            <text:p>-14,1834864638</text:p>
          </table:table-cell>
          <table:table-cell/>
          <table:table-cell table:formula="of:=[.E30]*[.F30]" office:value-type="float" office:value="86.1611689842931" calcext:value-type="float">
            <text:p>86,1611689843</text:p>
          </table:table-cell>
          <table:table-cell table:style-name="Default" table:formula="of:=[.E30]*[.E30]" office:value-type="float" office:value="33.7461422819146" calcext:value-type="float">
            <text:p>33,7461422819</text:p>
          </table:table-cell>
          <table:table-cell table:formula="of:=[.F30]*[.F30]" office:value-type="float" office:value="219.988020518673" calcext:value-type="float">
            <text:p>219,9880205187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средний x^2</text:p>
          </table:table-cell>
          <table:table-cell table:formula="of:=SUM([.F42:.F48])/6" office:value-type="float" office:value="30.0459040901616" calcext:value-type="float">
            <text:p>30,0459040902</text:p>
          </table:table-cell>
          <table:table-cell/>
          <table:table-cell table:formula="of:=[.E31]*[.F31]" office:value-type="float" office:value="87.0806616045164" calcext:value-type="float">
            <text:p>87,0806616045</text:p>
          </table:table-cell>
          <table:table-cell table:style-name="Default" table:formula="of:=[.E31]*[.E31]" office:value-type="float" office:value="33.7461422819146" calcext:value-type="float">
            <text:p>33,7461422819</text:p>
          </table:table-cell>
          <table:table-cell table:formula="of:=[.F31]*[.F31]" office:value-type="float" office:value="224.708399618887" calcext:value-type="float">
            <text:p>224,7083996189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средний y^2</text:p>
          </table:table-cell>
          <table:table-cell table:formula="of:=SUM([.G42:.G48])/6" office:value-type="float" office:value="201.879015011969" calcext:value-type="float">
            <text:p>201,879015012</text:p>
          </table:table-cell>
          <table:table-cell/>
          <table:table-cell table:formula="of:=[.E32]*[.F32]" office:value-type="float" office:value="87.786324419364" calcext:value-type="float">
            <text:p>87,7863244194</text:p>
          </table:table-cell>
          <table:table-cell table:style-name="Default" table:formula="of:=[.E32]*[.E32]" office:value-type="float" office:value="33.7461422819146" calcext:value-type="float">
            <text:p>33,7461422819</text:p>
          </table:table-cell>
          <table:table-cell table:formula="of:=[.F32]*[.F32]" office:value-type="float" office:value="228.365028828551" calcext:value-type="float">
            <text:p>228,3650288286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средний x*y</text:p>
          </table:table-cell>
          <table:table-cell table:formula="of:=SUM([.E42:.E48])/6" office:value-type="float" office:value="77.8661539817378" calcext:value-type="float">
            <text:p>77,8661539817</text:p>
          </table:table-cell>
          <table:table-cell/>
          <table:table-cell table:formula="of:=[.E33]*[.F33]" office:value-type="float" office:value="0" calcext:value-type="float">
            <text:p>0</text:p>
          </table:table-cell>
          <table:table-cell table:style-name="Default" table:formula="of:=[.E33]*[.E33]" office:value-type="float" office:value="0" calcext:value-type="float">
            <text:p>0</text:p>
          </table:table-cell>
          <table:table-cell table:formula="of:=[.F33]*[.F33]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number-columns-repeated="3"/>
          <table:table-cell table:formula="of:=[.E34]*[.F34]" office:value-type="float" office:value="68.318923651092" calcext:value-type="float">
            <text:p>68,3189236511</text:p>
          </table:table-cell>
          <table:table-cell table:style-name="Default" table:formula="of:=[.E34]*[.E34]" office:value-type="float" office:value="26.3456658984087" calcext:value-type="float">
            <text:p>26,3456658984</text:p>
          </table:table-cell>
          <table:table-cell table:formula="of:=[.F34]*[.F34]" office:value-type="float" office:value="177.162928689749" calcext:value-type="float">
            <text:p>177,1629286898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-[.C42]+[.C47]*[.C41]" office:value-type="float" office:value="1.32959474644446" calcext:value-type="float">
            <text:p>1,3295947464</text:p>
          </table:table-cell>
          <table:table-cell table:style-name="ce6" office:value-type="string" calcext:value-type="string">
            <text:p>K = </text:p>
          </table:table-cell>
          <table:table-cell table:style-name="ce6" table:formula="of:=([.C45]-[.C41]*[.C42])/([.C43]-[.C41]*[.C41])" office:value-type="float" office:value="2.34947089178691" calcext:value-type="float">
            <text:p>2,3494708918</text:p>
          </table:table-cell>
          <table:table-cell/>
          <table:table-cell table:formula="of:=[.E35]*[.F35]" office:value-type="float" office:value="66.6005752986313" calcext:value-type="float">
            <text:p>66,6005752986</text:p>
          </table:table-cell>
          <table:table-cell table:style-name="Default" table:formula="of:=[.E35]*[.E35]" office:value-type="float" office:value="26.3456658984087" calcext:value-type="float">
            <text:p>26,3456658984</text:p>
          </table:table-cell>
          <table:table-cell table:formula="of:=[.F35]*[.F35]" office:value-type="float" office:value="168.363048678021" calcext:value-type="float">
            <text:p>168,36304867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sigma_k=</text:p>
          </table:table-cell>
          <table:table-cell table:style-name="ce6" table:formula="of:=1/SQRT(6)*SQRT(([.C44]-[.C42]*[.C42])/([.C43]-[.C41]*[.C41])-[.C47]*[.C47])" office:value-type="float" office:value="0.333823478039817" calcext:value-type="float">
            <text:p>0,333823478</text:p>
          </table:table-cell>
          <table:table-cell/>
          <table:table-cell table:formula="of:=[.E36]*[.F36]" office:value-type="float" office:value="71.2492699325302" calcext:value-type="float">
            <text:p>71,2492699325</text:p>
          </table:table-cell>
          <table:table-cell table:style-name="Default" table:formula="of:=[.E36]*[.E36]" office:value-type="float" office:value="26.3456658984087" calcext:value-type="float">
            <text:p>26,3456658984</text:p>
          </table:table-cell>
          <table:table-cell table:formula="of:=[.F36]*[.F36]" office:value-type="float" office:value="192.686663737931" calcext:value-type="float">
            <text:p>192,6866637379</text:p>
          </table:table-cell>
          <table:table-cell table:style-name="Default"/>
          <table:table-cell table:number-columns-repeated="2"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6" loext:min-decimal-places="16" number:min-integer-digits="1"/>
    </number:number-style>
    <number:number-style style:name="N110">
      <number:number number:decimal-places="18" loext:min-decimal-places="18" number:min-integer-digits="0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0" loext:min-decimal-places="10"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 style:data-style-name="N2" text:time-value="19:01:48.17386676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Домрачев</meta:initial-creator>
    <meta:creation-date>2017-03-28T23:42:17.62</meta:creation-date>
    <dc:date>2017-04-05T19:17:00.297845742</dc:date>
    <meta:editing-duration>PT48M53S</meta:editing-duration>
    <meta:editing-cycles>5</meta:editing-cycles>
    <meta:generator>LibreOffice/5.1.6.2$Linux_X86_64 LibreOffice_project/10m0$Build-2</meta:generator>
    <meta:document-statistic meta:table-count="3" meta:cell-count="166" meta:object-count="0"/>
  </office:meta>
</office:document-meta>
</file>